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83a8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b83a8"/>
    </style:style>
    <style:style style:name="P3" style:family="paragraph" style:parent-style-name="Standard">
      <style:paragraph-properties fo:text-align="justify" style:justify-single-word="false"/>
      <style:text-properties style:font-name="Bodoni MT" fo:font-size="15pt" officeooo:rsid="0012722b" officeooo:paragraph-rsid="001b83a8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style:font-name="Bodoni MT" fo:font-size="13pt" officeooo:rsid="0025a33f" officeooo:paragraph-rsid="0025a33f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officeooo:rsid="001b83a8" officeooo:paragraph-rsid="001b83a8"/>
    </style:style>
    <style:style style:name="P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1c2b69"/>
    </style:style>
    <style:style style:name="P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83a8" officeooo:paragraph-rsid="001d9af5"/>
    </style:style>
    <style:style style:name="P8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officeooo:rsid="001b83a8" officeooo:paragraph-rsid="001d9af5"/>
    </style:style>
    <style:style style:name="P9" style:family="paragraph" style:parent-style-name="Standard">
      <loext:graphic-properties draw:fill="none"/>
      <style:paragraph-properties fo:margin-left="3.2cm" fo:margin-right="0cm" fo:text-align="justify" style:justify-single-word="false" fo:text-indent="0cm" style:auto-text-indent="false" fo:background-color="transparent"/>
      <style:text-properties officeooo:rsid="001b83a8" officeooo:paragraph-rsid="00202852"/>
    </style:style>
    <style:style style:name="P1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83a8" officeooo:paragraph-rsid="00210889"/>
    </style:style>
    <style:style style:name="P1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22d6c4"/>
    </style:style>
    <style:style style:name="P1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83a8" officeooo:paragraph-rsid="0022d6c4"/>
    </style:style>
    <style:style style:name="P1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83a8" officeooo:paragraph-rsid="00247d43"/>
    </style:style>
    <style:style style:name="P1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25a33f"/>
    </style:style>
    <style:style style:name="P1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210889" officeooo:paragraph-rsid="00210889"/>
    </style:style>
    <style:style style:name="P1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25a33f" officeooo:paragraph-rsid="0025a33f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c2b69" officeooo:paragraph-rsid="001c2b6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c2b69" officeooo:paragraph-rsid="001c2b6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d9af5" officeooo:paragraph-rsid="001d9af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10889" officeooo:paragraph-rsid="0021088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10889" officeooo:paragraph-rsid="0021088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2d6c4" officeooo:paragraph-rsid="0022d6c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2d6c4" officeooo:paragraph-rsid="0022d6c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47d43" officeooo:paragraph-rsid="00247d4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5a33f" officeooo:paragraph-rsid="0025a33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" fo:font-size="13pt" style:text-underline-style="none" fo:font-weight="normal" officeooo:rsid="0025a33f" officeooo:paragraph-rsid="0025a33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" fo:font-size="13pt" style:text-underline-style="none" fo:font-weight="normal" officeooo:rsid="001b83a8" officeooo:paragraph-rsid="001b83a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c2b69" officeooo:paragraph-rsid="001c2b6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" fo:font-size="13pt" style:text-underline-style="none" fo:font-weight="normal" officeooo:rsid="001c2b69" officeooo:paragraph-rsid="003d169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c2b69" officeooo:paragraph-rsid="003d169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1d9af5" officeooo:paragraph-rsid="003d169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10889" officeooo:paragraph-rsid="003ee93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2d6c4" officeooo:paragraph-rsid="004160f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25a33f" officeooo:paragraph-rsid="00434d9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" fo:font-size="13pt" style:text-underline-style="none" fo:font-weight="normal" officeooo:rsid="0025a33f" officeooo:paragraph-rsid="00434d9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b83a8" officeooo:paragraph-rsid="003d1692"/>
    </style:style>
    <style:style style:name="P44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officeooo:rsid="001b83a8" officeooo:paragraph-rsid="003d1692"/>
    </style:style>
    <style:style style:name="P4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210889"/>
    </style:style>
    <style:style style:name="P4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b83a8" officeooo:paragraph-rsid="0022d6c4"/>
    </style:style>
    <style:style style:name="P4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1b83a8" officeooo:paragraph-rsid="0025a33f"/>
    </style:style>
    <style:style style:name="P4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25a33f"/>
    </style:style>
    <style:style style:name="P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b83a8" officeooo:paragraph-rsid="0041ab3c"/>
    </style:style>
    <style:style style:name="P5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41ab3c" officeooo:paragraph-rsid="0041ab3c"/>
    </style:style>
    <style:style style:name="P5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41ab3c" officeooo:paragraph-rsid="0041ab3c"/>
    </style:style>
    <style:style style:name="P5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style:font-name="Bodoni MT" fo:font-size="13pt" officeooo:rsid="0025a33f" officeooo:paragraph-rsid="0025a33f" style:font-size-asian="13pt" style:font-size-complex="13pt"/>
    </style:style>
    <style:style style:name="P5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style:font-name="Bodoni MT" fo:font-size="13pt" officeooo:rsid="001b83a8" officeooo:paragraph-rsid="00434d9f" style:font-size-asian="13pt" style:font-size-complex="13pt"/>
    </style:style>
    <style:style style:name="P5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Bodoni MT" fo:font-size="13pt" officeooo:rsid="001b83a8" officeooo:paragraph-rsid="00434d9f" style:font-size-asian="13pt" style:font-size-complex="13pt"/>
    </style:style>
    <style:style style:name="T1" style:family="text">
      <style:text-properties fo:color="#feb1c3" loext:opacity="100%"/>
    </style:style>
    <style:style style:name="T2" style:family="text">
      <style:text-properties fo:color="#feb1c3" loext:opacity="100%" style:text-position="0% 100%" style:font-name="Bodoni MT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text-position="0% 100%" style:font-name="Bodoni MT" fo:font-size="13pt" style:text-underline-style="none" fo:font-weight="bold" officeooo:rsid="001c2b6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" style:family="text">
      <style:text-properties fo:color="#feb1c3" loext:opacity="100%" style:text-position="0% 100%" style:font-name="Bodoni MT" fo:font-size="13pt" style:text-underline-style="none" fo:font-weight="bold" officeooo:rsid="0021088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" style:family="text">
      <style:text-properties fo:color="#feb1c3" loext:opacity="100%" style:text-position="0% 100%" style:font-name="Bodoni MT" fo:font-size="13pt" style:text-underline-style="none" fo:font-weight="bold" officeooo:rsid="0022d6c4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" style:family="text">
      <style:text-properties fo:color="#feb1c3" loext:opacity="100%" style:text-position="0% 100%" style:font-name="Bodoni MT" fo:font-size="13pt" style:text-underline-style="none" fo:font-weight="bold" officeooo:rsid="003d169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9" style:family="text">
      <style:text-properties fo:color="#feb1c3" loext:opacity="100%" style:text-position="0% 100%" style:font-name="Bodoni MT" fo:font-size="13pt" style:text-underline-style="none" fo:font-weight="bold" officeooo:rsid="004304cf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0" style:family="text">
      <style:text-properties fo:color="#feb1c3" loext:opacity="100%" style:text-position="0% 100%" style:font-name="Bodoni MT" fo:font-size="13pt" style:text-underline-style="none" fo:font-weight="normal" officeooo:rsid="001c2b6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" style:family="text">
      <style:text-properties fo:color="#feb1c3" loext:opacity="100%" style:text-position="0% 100%" style:font-name="Bodoni MT" fo:font-size="13pt" style:text-underline-style="none" fo:font-weight="normal" officeooo:rsid="0022d6c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feb1c3" loext:opacity="100%" style:text-position="0% 100%" style:font-name="Bodoni MT" fo:font-size="13pt" style:text-underline-style="none" fo:font-weight="normal" officeooo:rsid="0025a33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" style:family="text">
      <style:text-properties fo:color="#feb1c3" loext:opacity="100%" style:text-position="0% 100%" style:font-name="Bodoni MT" fo:font-size="13pt" style:text-underline-style="none" fo:font-weight="normal" officeooo:rsid="0041ab3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4" style:family="text">
      <style:text-properties fo:color="#feb1c3" loext:opacity="100%" style:text-position="0% 100%" style:text-underline-style="none" fo:font-weight="bold" officeooo:rsid="001ed137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15" style:family="text">
      <style:text-properties fo:color="#feb1c3" loext:opacity="100%" style:text-position="0% 100%" style:text-underline-style="none" fo:font-weight="bold" officeooo:rsid="001c2b69" fo:background-color="transparent" loext:char-shading-value="0" style:font-name-asian="Neue Haas Grotesk Text Pro Medi" style:font-weight-asian="bold" style:font-name-complex="Neue Haas Grotesk Text Pro Medi" style:font-weight-complex="bold"/>
    </style:style>
    <style:style style:name="T16" style:family="text">
      <style:text-properties fo:color="#feb1c3" loext:opacity="100%" style:text-position="0% 100%" style:text-underline-style="none" fo:font-weight="normal" officeooo:rsid="0025a33f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7" style:family="text">
      <style:text-properties fo:color="#feb1c3" loext:opacity="100%" style:text-position="0% 100%" style:text-underline-style="none" fo:font-weight="normal" officeooo:rsid="00434d9f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18" style:family="text">
      <style:text-properties fo:color="#feb1c3" loext:opacity="100%" style:font-name="Bodoni MT" fo:font-size="15pt" fo:font-weight="bold" officeooo:rsid="0012722b" style:font-size-asian="15pt" style:font-weight-asian="bold" style:font-size-complex="15pt" style:font-weight-complex="bold"/>
    </style:style>
    <style:style style:name="T19" style:family="text">
      <style:text-properties fo:color="#feb1c3" loext:opacity="100%" style:font-name="Bodoni MT" fo:font-size="15pt" fo:font-weight="bold" officeooo:rsid="00148f55" style:font-size-asian="15pt" style:font-weight-asian="bold" style:font-size-complex="15pt" style:font-weight-complex="bold"/>
    </style:style>
    <style:style style:name="T20" style:family="text">
      <style:text-properties fo:color="#feb1c3" loext:opacity="100%" style:font-name="Bodoni MT" fo:font-size="15pt" fo:font-weight="bold" officeooo:rsid="001c8289" style:font-size-asian="15pt" style:font-weight-asian="bold" style:font-size-complex="15pt" style:font-weight-complex="bold"/>
    </style:style>
    <style:style style:name="T21" style:family="text">
      <style:text-properties fo:color="#feb1c3" loext:opacity="100%" style:font-name="Bodoni MT" fo:font-size="15pt" fo:font-weight="bold" officeooo:rsid="001b3206" style:font-size-asian="15pt" style:font-weight-asian="bold" style:font-size-complex="15pt" style:font-weight-complex="bold"/>
    </style:style>
    <style:style style:name="T22" style:family="text">
      <style:text-properties fo:color="#feb1c3" loext:opacity="100%" style:font-name="Bodoni MT" fo:font-size="15pt" fo:font-weight="bold" officeooo:rsid="001b83a8" style:font-size-asian="15pt" style:font-weight-asian="bold" style:font-size-complex="15pt" style:font-weight-complex="bold"/>
    </style:style>
    <style:style style:name="T23" style:family="text">
      <style:text-properties fo:color="#feb1c3" loext:opacity="100%" style:font-name="Bodoni MT" fo:font-size="14pt" fo:font-weight="bold" officeooo:rsid="00148f55" style:font-size-asian="14pt" style:font-weight-asian="bold" style:font-size-complex="14pt" style:font-weight-complex="bold"/>
    </style:style>
    <style:style style:name="T24" style:family="text">
      <style:text-properties fo:color="#feb1c3" loext:opacity="100%" fo:font-weight="bold" style:font-weight-asian="bold" style:font-weight-complex="bold"/>
    </style:style>
    <style:style style:name="T25" style:family="text">
      <style:text-properties fo:color="#feb1c3" loext:opacity="100%" fo:font-weight="bold" officeooo:rsid="003d1692" style:font-weight-asian="bold" style:font-weight-complex="bold"/>
    </style:style>
    <style:style style:name="T26" style:family="text">
      <style:text-properties fo:color="#feb1c3" loext:opacity="100%" fo:font-weight="bold" officeooo:rsid="00434d9f" style:font-weight-asian="bold" style:font-weight-complex="bold"/>
    </style:style>
    <style:style style:name="T27" style:family="text">
      <style:text-properties fo:color="#000000" loext:opacity="100%" style:text-position="0% 100%" style:font-name="Bodoni MT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8" style:family="text">
      <style:text-properties fo:color="#000000" loext:opacity="100%" style:text-position="0% 100%" style:font-name="Bodoni MT" fo:font-size="13pt" style:text-underline-style="none" fo:font-weight="normal" officeooo:rsid="001b83a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9" style:family="text">
      <style:text-properties fo:color="#000000" loext:opacity="100%" style:text-position="0% 100%" style:font-name="Bodoni MT" fo:font-size="13pt" style:text-underline-style="none" fo:font-weight="normal" officeooo:rsid="001c2b6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0" style:family="text">
      <style:text-properties fo:color="#000000" loext:opacity="100%" style:text-position="0% 100%" style:font-name="Bodoni MT" fo:font-size="13pt" style:text-underline-style="none" fo:font-weight="normal" officeooo:rsid="001ed13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1" style:family="text">
      <style:text-properties fo:color="#000000" loext:opacity="100%" style:text-position="0% 100%" style:font-name="Bodoni MT" fo:font-size="13pt" style:text-underline-style="none" fo:font-weight="normal" officeooo:rsid="001d9af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2" style:family="text">
      <style:text-properties fo:color="#000000" loext:opacity="100%" style:text-position="0% 100%" style:font-name="Bodoni MT" fo:font-size="13pt" style:text-underline-style="none" fo:font-weight="normal" officeooo:rsid="0020285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3" style:family="text">
      <style:text-properties fo:color="#000000" loext:opacity="100%" style:text-position="0% 100%" style:font-name="Bodoni MT" fo:font-size="13pt" style:text-underline-style="none" fo:font-weight="normal" officeooo:rsid="0021088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4" style:family="text">
      <style:text-properties fo:color="#000000" loext:opacity="100%" style:text-position="0% 100%" style:font-name="Bodoni MT" fo:font-size="13pt" style:text-underline-style="none" fo:font-weight="normal" officeooo:rsid="0022d6c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5" style:family="text">
      <style:text-properties fo:color="#000000" loext:opacity="100%" style:text-position="0% 100%" style:font-name="Bodoni MT" fo:font-size="13pt" style:text-underline-style="none" fo:font-weight="normal" officeooo:rsid="00247d4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6" style:family="text">
      <style:text-properties fo:color="#000000" loext:opacity="100%" style:text-position="0% 100%" style:font-name="Bodoni MT" fo:font-size="13pt" style:text-underline-style="none" fo:font-weight="normal" officeooo:rsid="0025a33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7" style:family="text">
      <style:text-properties fo:color="#000000" loext:opacity="100%" style:text-position="0% 100%" style:font-name="Bodoni MT" fo:font-size="13pt" style:text-underline-style="none" fo:font-weight="normal" officeooo:rsid="003d169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8" style:family="text">
      <style:text-properties fo:color="#000000" loext:opacity="100%" style:text-position="0% 100%" style:font-name="Bodoni MT" fo:font-size="13pt" style:text-underline-style="none" fo:font-weight="normal" officeooo:rsid="0040534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9" style:family="text">
      <style:text-properties fo:color="#000000" loext:opacity="100%" style:text-position="0% 100%" style:font-name="Bodoni MT" fo:font-size="13pt" style:text-underline-style="none" fo:font-weight="normal" officeooo:rsid="0041ab3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0" style:family="text">
      <style:text-properties fo:color="#000000" loext:opacity="100%" style:text-position="0% 100%" style:font-name="Bodoni MT" fo:font-size="13pt" style:text-underline-style="none" fo:font-weight="normal" officeooo:rsid="004304c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1" style:family="text">
      <style:text-properties fo:color="#000000" loext:opacity="100%" style:text-position="0% 100%" style:font-name="Bodoni MT" fo:font-size="13pt" style:text-underline-style="none" fo:font-weight="normal" officeooo:rsid="001b83a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2" style:family="text">
      <style:text-properties fo:color="#000000" loext:opacity="100%" style:text-position="0% 100%" style:font-name="Bodoni MT" fo:font-size="13pt" style:text-underline-style="none" fo:font-weight="normal" officeooo:rsid="001c2b6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3" style:family="text">
      <style:text-properties fo:color="#000000" loext:opacity="100%" style:text-position="0% 100%" style:font-name="Bodoni MT" fo:font-size="13pt" style:text-underline-style="none" fo:font-weight="normal" officeooo:rsid="001d9af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4" style:family="text">
      <style:text-properties fo:color="#000000" loext:opacity="100%" style:text-position="0% 100%" style:font-name="Bodoni MT" fo:font-size="13pt" style:text-underline-style="none" fo:font-weight="normal" officeooo:rsid="0021088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5" style:family="text">
      <style:text-properties fo:color="#000000" loext:opacity="100%" style:text-position="0% 100%" style:font-name="Bodoni MT" fo:font-size="13pt" style:text-underline-style="none" fo:font-weight="normal" officeooo:rsid="0022d6c4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6" style:family="text">
      <style:text-properties fo:color="#000000" loext:opacity="100%" style:text-position="0% 100%" style:font-name="Bodoni MT" fo:font-size="13pt" style:text-underline-style="none" fo:font-weight="normal" officeooo:rsid="0025a33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7" style:family="text">
      <style:text-properties fo:color="#000000" loext:opacity="100%" style:text-position="0% 100%" style:font-name="Bodoni MT" fo:font-size="13pt" style:text-underline-style="none" fo:font-weight="normal" officeooo:rsid="003d169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8" style:family="text">
      <style:text-properties fo:color="#000000" loext:opacity="100%" style:text-position="0% 100%" style:font-name="Bodoni MT" fo:font-size="13pt" style:text-underline-style="none" fo:font-weight="normal" officeooo:rsid="003e759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9" style:family="text">
      <style:text-properties fo:color="#000000" loext:opacity="100%" style:text-position="0% 100%" style:font-name="Bodoni MT" fo:font-size="13pt" style:text-underline-style="none" fo:font-weight="normal" officeooo:rsid="0040534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0" style:family="text">
      <style:text-properties fo:color="#000000" loext:opacity="100%" style:text-position="0% 100%" style:font-name="Bodoni MT" fo:font-size="13pt" style:text-underline-style="none" fo:font-weight="normal" officeooo:rsid="0041ab3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1" style:family="text">
      <style:text-properties fo:color="#000000" loext:opacity="100%" style:text-position="0% 100%" style:font-name="Bodoni MT" fo:font-size="13pt" style:text-underline-style="none" fo:font-weight="normal" officeooo:rsid="00434d9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2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3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officeooo:rsid="00247d4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normal" officeooo:rsid="0041ab3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5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b83a8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6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0285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7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2d6c4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8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25a33f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9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39cdd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0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41ab3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1" style:family="text">
      <style:text-properties fo:color="#000000" loext:opacity="100%" style:text-position="0% 100%" style:font-name="Bodoni MT" fo:font-size="12pt" style:text-underline-style="none" fo:font-weight="normal" officeooo:rsid="001c2b69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62" style:family="text">
      <style:text-properties fo:color="#000000" loext:opacity="100%" style:text-position="0% 100%" style:font-name="Bodoni MT" fo:font-size="12pt" style:text-underline-style="none" fo:font-weight="normal" officeooo:rsid="0041ab3c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63" style:family="text">
      <style:text-properties fo:color="#000000" loext:opacity="100%" style:text-position="0% 100%" style:font-name="Bodoni MT" fo:font-size="12pt" style:text-underline-style="solid" style:text-underline-width="auto" style:text-underline-color="font-color" fo:font-weight="bold" officeooo:rsid="0025a33f" fo:background-color="transparent" loext:char-shading-value="0" style:font-name-asian="Neue Haas Grotesk Text Pro Medi" style:font-size-asian="12pt" style:font-weight-asian="bold" style:font-name-complex="Neue Haas Grotesk Text Pro Medi" style:font-size-complex="12pt" style:font-weight-complex="bold"/>
    </style:style>
    <style:style style:name="T64" style:family="text">
      <style:text-properties fo:color="#000000" loext:opacity="100%" style:text-position="0% 100%" style:text-underline-style="none" fo:font-weight="normal" officeooo:rsid="001c2b69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65" style:family="text">
      <style:text-properties fo:color="#000000" loext:opacity="100%" style:text-position="0% 100%" style:text-underline-style="none" fo:font-weight="normal" officeooo:rsid="0025a33f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66" style:family="text">
      <style:text-properties fo:color="#000000" loext:opacity="100%" style:text-position="0% 100%" style:text-underline-style="none" fo:font-weight="normal" officeooo:rsid="00434d9f" fo:background-color="#feb1c3" loext:char-shading-value="0" style:font-name-asian="Neue Haas Grotesk Text Pro Medi" style:font-weight-asian="normal" style:font-name-complex="Neue Haas Grotesk Text Pro Medi" style:font-weight-complex="normal"/>
    </style:style>
    <style:style style:name="T67" style:family="text">
      <style:text-properties fo:color="#000000" loext:opacity="100%" style:text-position="0% 100%" style:text-underline-style="none" fo:font-weight="normal" officeooo:rsid="0025a33f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68" style:family="text">
      <style:text-properties fo:color="#000000" loext:opacity="100%" style:text-position="0% 100%" style:text-underline-style="none" fo:font-weight="normal" officeooo:rsid="00434d9f" fo:background-color="transparent" loext:char-shading-value="0" style:font-name-asian="Neue Haas Grotesk Text Pro Medi" style:font-weight-asian="normal" style:font-name-complex="Neue Haas Grotesk Text Pro Medi" style:font-weight-complex="normal"/>
    </style:style>
    <style:style style:name="T69" style:family="text">
      <style:text-properties fo:background-color="#feb1c3" loext:char-shading-value="0"/>
    </style:style>
    <style:style style:name="T70" style:family="text">
      <style:text-properties officeooo:rsid="003d1692" fo:background-color="#feb1c3" loext:char-shading-value="0"/>
    </style:style>
    <style:style style:name="T71" style:family="text">
      <style:text-properties officeooo:rsid="003e759f" fo:background-color="#feb1c3" loext:char-shading-value="0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03d1692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officeooo:rsid="003e759f"/>
    </style:style>
    <style:style style:name="T77" style:family="text">
      <style:text-properties style:text-underline-style="solid" style:text-underline-width="auto" style:text-underline-color="font-color" officeooo:rsid="003ee934"/>
    </style:style>
    <style:style style:name="T78" style:family="text">
      <style:text-properties fo:font-weight="bold" officeooo:rsid="00434d9f" style:font-weight-asian="bold" style:font-weight-complex="bold"/>
    </style:style>
    <style:style style:name="T79" style:family="text">
      <style:text-properties officeooo:rsid="00346d62"/>
    </style:style>
    <style:style style:name="T80" style:family="text">
      <style:text-properties officeooo:rsid="003659e6"/>
    </style:style>
    <style:style style:name="T81" style:family="text">
      <style:text-properties officeooo:rsid="00389bc9"/>
    </style:style>
    <style:style style:name="T82" style:family="text">
      <style:text-properties officeooo:rsid="003b1807"/>
    </style:style>
    <style:style style:name="T83" style:family="text">
      <style:text-properties officeooo:rsid="003d1692"/>
    </style:style>
    <style:style style:name="T84" style:family="text">
      <style:text-properties officeooo:rsid="003e759f"/>
    </style:style>
    <style:style style:name="T85" style:family="text"/>
    <style:style style:name="T86" style:family="text">
      <style:text-properties officeooo:rsid="003ee934"/>
    </style:style>
    <style:style style:name="T87" style:family="text">
      <style:text-properties officeooo:rsid="003f7a12"/>
    </style:style>
    <style:style style:name="T88" style:family="text">
      <style:text-properties officeooo:rsid="0040534f"/>
    </style:style>
    <style:style style:name="T89" style:family="text">
      <style:text-properties officeooo:rsid="004160f6"/>
    </style:style>
    <style:style style:name="T90" style:family="text">
      <style:text-properties officeooo:rsid="00434d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Apontamentos – </text:span><text:span text:style-name="T22">Inteligência Artificial </text:span><text:span text:style-name="T20">- </text:span><text:span text:style-name="T23">TP</text:span></text:p>
      <text:p text:style-name="P3"/>
      <text:p text:style-name="P1"><text:span text:style-name="T19">Capítulo</text:span><text:span text:style-name="T21"> 1 – </text:span><text:span text:style-name="T22">Introdução</text:span></text:p>
      <text:p text:style-name="P2"><text:span text:style-name="T2">• </text:span><text:span text:style-name="T41">Objeto de estudo</text:span><text:span text:style-name="T28">: </text:span><text:span text:style-name="T55">entidades inteligentes</text:span></text:p>
      <text:p text:style-name="P2"><text:span text:style-name="T4">• </text:span><text:span text:style-name="T41">Objetivo</text:span><text:span text:style-name="T28">: </text:span><text:span text:style-name="T55">perceber</text:span><text:span text:style-name="T28"> como é que as entidades funcionam</text:span></text:p>
      <text:p text:style-name="P2"><text:span text:style-name="T4">• </text:span><text:span text:style-name="T55">Entidades a estudar</text:span><text:span text:style-name="T28"> – contraste entre o humano e racional:</text:span></text:p>
      <text:p text:style-name="P17"><text:span text:style-name="T1">→</text:span> <text:span text:style-name="T79">Entidades q</text:span>ue pensam como os humanos <text:span text:style-name="T80">(Haugeland – 1985)</text:span></text:p>
      <text:p text:style-name="P17"><text:span text:style-name="T1">→</text:span> <text:span text:style-name="T79">Entidades q</text:span>ue agem como os humanos <text:span text:style-name="T80">(Rich &amp; Knight – 1992)</text:span></text:p>
      <text:p text:style-name="P17"><text:span text:style-name="T1">→</text:span> <text:span text:style-name="T79">Entidades q</text:span>ue pensam de forma racional <text:span text:style-name="T81">(Winston – 1992)</text:span></text:p>
      <text:p text:style-name="P17"><text:span text:style-name="T1">→</text:span> <text:span text:style-name="T79">Entidades q</text:span>ue agem de forma racional <text:span text:style-name="T81">(Russell &amp; Norvig – 1995)</text:span></text:p>
      <text:p text:style-name="P2"><text:span text:style-name="T4">• </text:span><text:span text:style-name="T41">Racional</text:span><text:span text:style-name="T28">:</text:span></text:p>
      <text:p text:style-name="P17"><text:span text:style-name="T1">→</text:span> <text:span text:style-name="T69">Definição</text:span>: <text:span text:style-name="T73">obter o melhor resultado possível</text:span> e, em casos de incerteza, a melhor solução esperada (em média)</text:p>
      <text:p text:style-name="P17"><text:span text:style-name="T1">→</text:span> <text:span text:style-name="T72">Exemplo</text:span>: ter 20 num exame, ganhar um jogo de xadrez, …</text:p>
      <text:p text:style-name="P2"><text:span text:style-name="T4">• </text:span><text:span text:style-name="T55">As abordagem podem ser misturadas / </text:span><text:span text:style-name="T59">intercaladas</text:span></text:p>
      <text:p text:style-name="P2"><text:span text:style-name="T4">• </text:span><text:span text:style-name="T41">Abordagens</text:span><text:span text:style-name="T28">:</text:span></text:p>
      <text:p text:style-name="P17"><text:span text:style-name="T24">1ª )</text:span> <text:span text:style-name="T70">Construir entidades que p</text:span><text:span text:style-name="T69">ensa</text:span><text:span text:style-name="T70">m</text:span><text:span text:style-name="T69"> como os humanos</text:span>:</text:p>
      <text:p text:style-name="P18"><text:span text:style-name="T1">→</text:span> <text:span text:style-name="T71">Objetivo</text:span><text:span text:style-name="T84">: </text:span><text:span text:style-name="T88">criar agentes que </text:span><text:span text:style-name="T84">cons</text:span><text:span text:style-name="T88">igam </text:span><text:span text:style-name="T84">simular o processo de raciocínio de um humano</text:span></text:p>
      <text:p text:style-name="P18"><text:span text:style-name="T1">→</text:span> <text:span text:style-name="T73">Envolve entidades que consigam pensar como um humano</text:span>, ou seja, com um fluxo de raciocínio semelhante</text:p>
      <text:p text:style-name="P19"><text:span text:style-name="T1">→</text:span> Leva ao <text:span text:style-name="T73">estudo de como é que os humanos pensam</text:span></text:p>
      <text:p text:style-name="P20"><text:span text:style-name="T24">~</text:span> Àrea de psicologia, <text:span text:style-name="T82">ciência e neurociência cognitivas,</text:span> entre outras</text:p>
      <text:p text:style-name="P18"><text:span text:style-name="T1">→</text:span> <text:span text:style-name="T69">Aspetos a decidir</text:span>:</text:p>
      <text:p text:style-name="P20"><text:span text:style-name="T24">~</text:span> <text:span text:style-name="T73">Nível de abtração</text:span> a que queremos trabalhar <text:span text:style-name="T82">(qual o nível de conhecimento)</text:span></text:p>
      <text:p text:style-name="P5"><text:span text:style-name="T4">• </text:span><text:span text:style-name="T52">Exemplo</text:span><text:span text:style-name="T27">: A nível de circuitos / </text:span><text:span text:style-name="T52">neurónios</text:span></text:p>
      <text:p text:style-name="P21"><text:span text:style-name="T1">→</text:span> Nível mais baixo</text:p>
      <text:p text:style-name="P21"><text:span text:style-name="T1">→</text:span> Encontra-se na àrea das redes neuronais</text:p>
      <text:p text:style-name="P5"><text:span text:style-name="T4">• </text:span><text:span text:style-name="T52">Exemplo</text:span><text:span text:style-name="T27">: Perceber como o </text:span><text:span text:style-name="T52">cérebro</text:span><text:span text:style-name="T27"> funciona (não os neurónios)</text:span></text:p>
      <text:p text:style-name="P21"><text:span text:style-name="T1">→</text:span> Nível um pouco mais alto</text:p>
      <text:p text:style-name="P21"><text:span text:style-name="T1">→</text:span> Formular teorias para implementar um algoritmo</text:p>
      <text:p text:style-name="P43"><text:span text:style-name="T4">→</text:span><text:span text:style-name="T5"> </text:span><text:span text:style-name="T47">Exemplo histórico </text:span><text:span text:style-name="T42">– General Problem Solver</text:span><text:span text:style-name="T29">:</text:span></text:p>
      <text:p text:style-name="P36"><text:span text:style-name="T25">~</text:span> <text:span text:style-name="T73">1956</text:span>: num workshop</text:p>
      <text:p text:style-name="P44"><text:span text:style-name="T8">~</text:span><text:span text:style-name="T29"> Foi desse workshop que se gerou o nome “Inteligência Artificial” (</text:span><text:span text:style-name="T61">IA</text:span><text:span text:style-name="T29">)</text:span></text:p>
      <text:p text:style-name="P37"><text:span text:style-name="T25">~</text:span> Já se achava que era possível criar um sistema que resolvesse os problemas gerais</text:p>
      <text:p text:style-name="P6"><text:span text:style-name="T5">2</text:span><text:span text:style-name="T4">ª )</text:span><text:span text:style-name="T30"> </text:span><text:span text:style-name="T42">Construir entidades </text:span><text:span text:style-name="T47">que </text:span><text:span text:style-name="T48">consigam agir</text:span><text:span text:style-name="T47"> </text:span><text:span text:style-name="T42">como os humanos</text:span><text:span text:style-name="T29">:</text:span></text:p>
      <text:p text:style-name="P22"><text:span text:style-name="T1">→ </text:span><text:span text:style-name="T71">Objetivo</text:span><text:span text:style-name="T84">: </text:span><text:span text:style-name="T88">criar agentes que </text:span><text:span text:style-name="T84">cons</text:span><text:span text:style-name="T88">igam</text:span><text:span text:style-name="T84"> simular o comportamento de um humano</text:span></text:p>
      <text:p text:style-name="P22"><text:span text:style-name="T1">→</text:span> <text:span text:style-name="T69">Diferença</text:span>:</text:p>
      <text:p text:style-name="P23"><text:span text:style-name="T24">~</text:span> <text:span text:style-name="T73">Na primeira</text:span> queremos que <text:span text:style-name="T73">funcione de uma certa maneira</text:span></text:p>
      <text:p text:style-name="P23"><text:span text:style-name="T24">~</text:span> <text:span text:style-name="T73">Nesta</text:span> só importa que no exterior o <text:span text:style-name="T73">comportamento seja semelhante ao de um humano</text:span>, <text:span text:style-name="T72">não importa como pareça o raciocínio</text:span></text:p>
      <text:p text:style-name="P7"><text:span text:style-name="T10">→</text:span><text:span text:style-name="T29"> </text:span><text:span text:style-name="T43">Turing test</text:span><text:span text:style-name="T31">: </text:span></text:p>
      <text:p text:style-name="P38"><text:span text:style-name="T24">~ </text:span><text:span text:style-name="T83">Alan Turing – 1950</text:span></text:p>
      <text:p text:style-name="P24"><text:soft-page-break/><text:span text:style-name="T24">~</text:span> Propor uma <text:span text:style-name="T73">definição geral d</text:span><text:span text:style-name="T74">e</text:span><text:span text:style-name="T73"> inteligência</text:span></text:p>
      <text:p text:style-name="P24"><text:span text:style-name="T24">~</text:span> Algo que nos permita definir o que é inteligente do que não é, <text:span text:style-name="T83">para ver se foi possível atingir o objetivo</text:span></text:p>
      <text:p text:style-name="P24"><text:span text:style-name="T24">~</text:span> O teste consiste em ter um <text:span text:style-name="T73">humano a interagir com este tipo de entidades </text:span>e, se no final do teste, <text:span text:style-name="T73">a pessoa não conseguir distinguir</text:span> se está a interagir <text:s/>com uma entidade ou com uma pessoa então <text:span text:style-name="T73">conseguiu passar ao teste</text:span></text:p>
      <text:p text:style-name="P24"><text:span text:style-name="T24">~</text:span> Se a entidade fosse muito rápida a responder então deixava de agir como um humano, não era natural</text:p>
      <text:p text:style-name="P24"><text:span text:style-name="T24">~</text:span> <text:span text:style-name="T69">Identificou um conjunto de capacidades para passar ao teste</text:span>:</text:p>
      <text:p text:style-name="P8"><text:span text:style-name="T4">• </text:span><text:span text:style-name="T56">Raciocínio autónomo</text:span></text:p>
      <text:p text:style-name="P9"><text:span text:style-name="T4">• </text:span><text:span text:style-name="T37">Reperesentar o conhecimento (c</text:span><text:span text:style-name="T32">onseguir </text:span><text:span text:style-name="T56">manipular os conhecimentos</text:span><text:span text:style-name="T37">)</text:span></text:p>
      <text:p text:style-name="P9"><text:span text:style-name="T4">• </text:span><text:span text:style-name="T56">Aprender</text:span><text:span text:style-name="T32"> </text:span><text:span text:style-name="T37">sozinha</text:span></text:p>
      <text:p text:style-name="P9"><text:span text:style-name="T4">• </text:span><text:span text:style-name="T32">Comunicar em </text:span><text:span text:style-name="T56">linguagem natural</text:span></text:p>
      <text:p text:style-name="P45"><text:span text:style-name="T6">3</text:span><text:span text:style-name="T4">ª )</text:span><text:span text:style-name="T30"> </text:span><text:span text:style-name="T44">Construir entidades que pensam de forma racional</text:span><text:span text:style-name="T33">:</text:span></text:p>
      <text:p text:style-name="P39"><text:span text:style-name="T1">→</text:span><text:span text:style-name="T33"> </text:span><text:span text:style-name="T71">Objetivo</text:span><text:span text:style-name="T84">: </text:span><text:span text:style-name="T86">criar </text:span><text:span text:style-name="T88">agentes</text:span><text:span text:style-name="T86"> com </text:span><text:span text:style-name="T76">c</text:span><text:span text:style-name="T72">apacidade de gerar raciocínios </text:span><text:span text:style-name="T77">irrefutáveis</text:span></text:p>
      <text:p text:style-name="P10"><text:span text:style-name="T5">→</text:span><text:span text:style-name="T29"> </text:span><text:span text:style-name="T33">Distinção entre o que é humano e o que e racional</text:span></text:p>
      <text:p text:style-name="P25"><text:span text:style-name="T1">→</text:span> <text:span text:style-name="T73">Não ser racional = não ter sempre os melhores resultados</text:span> do mundo</text:p>
      <text:p text:style-name="P25"><text:span text:style-name="T1">→</text:span> <text:span text:style-name="T69">Lógica</text:span>:</text:p>
      <text:p text:style-name="P26"><text:span text:style-name="T24">~</text:span> <text:span text:style-name="T73">Melhor ferramenta que permite atingir isso</text:span></text:p>
      <text:p text:style-name="P15"><text:span text:style-name="T3">~</text:span><text:span text:style-name="T27"> Àrea que permite </text:span><text:span text:style-name="T57">gerar raciocínios perfeitos</text:span></text:p>
      <text:p text:style-name="P27"><text:span text:style-name="T24">~</text:span> <text:span text:style-name="T69">Problema</text:span>: não conseguimos aplicar a lógica a todos os domínios <text:span text:style-name="T87">(exemplo: incertezas)</text:span></text:p>
      <text:p text:style-name="P27"><text:span text:style-name="T24">~</text:span> A lógica <text:span text:style-name="T73">exige que consigamos traduzir os problemas de forma racional</text:span></text:p>
      <text:p text:style-name="P27"><text:span text:style-name="T24">~</text:span> <text:span text:style-name="T69">Consequência</text:span>: na prática não conseguimos aplicar a lógica a certos tipos de problemas <text:span text:style-name="T87">(nem todo o comportamento inteligente é lógico)</text:span></text:p>
      <text:p text:style-name="P11"><text:span text:style-name="T7">4</text:span><text:span text:style-name="T4">ª )</text:span><text:span text:style-name="T30"> </text:span><text:span text:style-name="T45">Construir entidades que consigam agir de forma racional</text:span><text:span text:style-name="T34">:</text:span></text:p>
      <text:p text:style-name="P12"><text:span text:style-name="T10">→ </text:span><text:span text:style-name="T49">Objetivo</text:span><text:span text:style-name="T38">: criar agentes que desempenhem tarefas de forma racional</text:span></text:p>
      <text:p text:style-name="P12"><text:span text:style-name="T10">→</text:span><text:span text:style-name="T29"> </text:span><text:span text:style-name="T34">É a </text:span><text:span text:style-name="T57">mais geral</text:span></text:p>
      <text:p text:style-name="P28"><text:span text:style-name="T1">→</text:span> Se houver incerteza vai devolver a melhor solução esperada</text:p>
      <text:p text:style-name="P28"><text:span text:style-name="T1">→</text:span> <text:span text:style-name="T69">Diferença</text:span>:</text:p>
      <text:p text:style-name="P27"><text:span text:style-name="T24">~</text:span> <text:span text:style-name="T73">Na 3ª</text:span> tanto o <text:span text:style-name="T73">raciocínio</text:span> como a <text:span text:style-name="T73">solução</text:span> têm de ser <text:span text:style-name="T73">perfeitos</text:span></text:p>
      <text:p text:style-name="P40"><text:span text:style-name="T24">~</text:span> <text:span text:style-name="T73">Nesta</text:span> apenas queremos que <text:span text:style-name="T85">o </text:span><text:span text:style-name="T75">resultado</text:span><text:span text:style-name="T85"> seja </text:span><text:span text:style-name="T75">perfeito</text:span><text:span text:style-name="T85"> </text:span><text:span text:style-name="T89">(Por vezes não há provavelmente uma coisa "certa" a fazer, mas algo deve ainda ser feito)</text:span></text:p>
      <text:p text:style-name="P13"><text:span text:style-name="T11">→</text:span><text:span text:style-name="T34"> </text:span><text:span text:style-name="T53">Exemplo de uso – carros automáticos</text:span><text:span text:style-name="T35">:</text:span></text:p>
      <text:p text:style-name="P29"><text:span text:style-name="T24">~</text:span> Tem que ter um resultado perfeito, não humano</text:p>
      <text:p text:style-name="P13"><text:span text:style-name="T11">→</text:span><text:span text:style-name="T34"> </text:span><text:span text:style-name="T53">Exemplo de uso – chapa quente</text:span><text:span text:style-name="T35">:</text:span></text:p>
      <text:p text:style-name="P29"><text:span text:style-name="T24">~</text:span> Se nos pusermos a pensar em raciocínios lógicos para retirar a mão então ela queima, só queremos agir</text:p>
      <text:p text:style-name="P47"><text:span text:style-name="T4">•</text:span><text:span text:style-name="T5"> </text:span><text:span text:style-name="T50">Fundações da Inteligência Artificial (</text:span><text:span text:style-name="T62">IA</text:span><text:span text:style-name="T50">)</text:span><text:span text:style-name="T36">: </text:span></text:p>
      <text:p text:style-name="P14"><text:span text:style-name="T12">→</text:span><text:span text:style-name="T36"> </text:span><text:span text:style-name="T60">Filosofia</text:span><text:span text:style-name="T39"> (ligação entre conhecimento e ação)</text:span></text:p>
      <text:p text:style-name="P14"><text:span text:style-name="T13">→</text:span><text:span text:style-name="T39"> </text:span><text:span text:style-name="T60">Matemática</text:span><text:span text:style-name="T39"> (computação, lógica, probabilidade, teoria da decisão, máquina de turing, )</text:span></text:p>
      <text:p text:style-name="P49"><text:span text:style-name="T13">→</text:span><text:span text:style-name="T39"> </text:span><text:span text:style-name="T60">Psicologia</text:span><text:span text:style-name="T39"> (representação do conhecimento e estudo da linguagem natural)</text:span></text:p>
      <text:p text:style-name="P50"><text:span text:style-name="T3">~</text:span><text:span text:style-name="T27"> </text:span><text:span text:style-name="T52">Introspeção</text:span><text:span text:style-name="T27">: processos de raciocínio</text:span></text:p>
      <text:p text:style-name="P51"><text:span text:style-name="T9">~</text:span><text:span text:style-name="T40"> </text:span><text:span text:style-name="T52">Psicologia cognitiva</text:span><text:span text:style-name="T27">: vê o cérebro como uma informação dispositivo de processamento</text:span></text:p>
      <text:p text:style-name="P14"><text:soft-page-break/><text:span text:style-name="T13">→</text:span><text:span text:style-name="T39"> </text:span><text:span text:style-name="T60">Linguagens Computacionais</text:span></text:p>
      <text:p text:style-name="P14"><text:span text:style-name="T13">→</text:span><text:span text:style-name="T39"> Engenharia informática, neurociência, economia, … </text:span></text:p>
      <text:p text:style-name="P47"><text:span text:style-name="T4">•</text:span><text:span text:style-name="T5"> </text:span><text:span text:style-name="T42">H</text:span><text:span text:style-name="T46">istória da </text:span><text:span text:style-name="T51">Inteligência Artificial</text:span><text:span text:style-name="T46"> resumida</text:span><text:span text:style-name="T36">:</text:span></text:p>
      <text:p text:style-name="P30"><text:span text:style-name="T1">→</text:span> <text:span text:style-name="T73">No início</text:span>: queria-se desenvolver solução para tudo</text:p>
      <text:p text:style-name="P30"><text:span text:style-name="T1">→</text:span> <text:span text:style-name="T73">Depois</text:span>: começou-se a ver que não dava para resolver tudo</text:p>
      <text:p text:style-name="P4"><text:span text:style-name="T24">~</text:span> Era complicado e haviam limitações na altura</text:p>
      <text:p text:style-name="P14"><text:span text:style-name="T12">→</text:span><text:span text:style-name="T36"> </text:span><text:span text:style-name="T58">Anos 70 – Período do inverno da </text:span><text:span text:style-name="T63">IA</text:span><text:span text:style-name="T36">: a publicação do livro das redes neuronais abriu um pouco os conhecimentos, mas ninguém os sabia usar</text:span></text:p>
      <text:p text:style-name="P41"><text:span text:style-name="T1">→</text:span> <text:span text:style-name="T73">Anos 80</text:span>: desenvolveu-se sistemas artificiais</text:p>
      <text:p text:style-name="P42"><text:span text:style-name="T26">~</text:span> <text:span text:style-name="T90">G</text:span>rande trabalho na àrea da lógica</text:p>
      <text:p text:style-name="P31"><text:span text:style-name="T24">~</text:span> Muito difícil e caro manter os sistemas com os conhecimentos</text:p>
      <text:p text:style-name="P30"><text:span text:style-name="T1">→</text:span> Foi criado um algoritmo que respondia a essas necessidades</text:p>
      <text:p text:style-name="P16"><text:span text:style-name="T3">~</text:span><text:span text:style-name="T36"> </text:span><text:span text:style-name="T27">A partir daí ficou mais fácil</text:span></text:p>
      <text:p text:style-name="P30"><text:span text:style-name="T1">→</text:span> <text:span text:style-name="T73">Hoje em dia</text:span>: tudo mais baseado em trabalho anterior</text:p>
      <text:p text:style-name="P4"><text:span text:style-name="T24">~</text:span> No início: só ideias (e completamente novas)</text:p>
      <text:p text:style-name="P53"><text:span text:style-name="T14">•</text:span><text:span text:style-name="T15"> </text:span><text:span text:style-name="T66">Algumas aplicações de Inteligência Artifical</text:span><text:span text:style-name="T67">:</text:span></text:p>
      <text:p text:style-name="P54"><text:span text:style-name="T16">→</text:span><text:span text:style-name="T67"> </text:span><text:span text:style-name="T68">Controlo de sistemas (exemplo: condução automatizada)</text:span></text:p>
      <text:p text:style-name="P54"><text:span text:style-name="T17">→</text:span><text:span text:style-name="T68"> Reconhecimento da fala, imagem e da escrita</text:span></text:p>
      <text:p text:style-name="P54"><text:span text:style-name="T17">→</text:span><text:span text:style-name="T68"> Tradução de discursos escritos (online)</text:span></text:p>
      <text:p text:style-name="P54"><text:span text:style-name="T17">→</text:span><text:span text:style-name="T68"> Deteção de erros</text:span></text:p>
      <text:p text:style-name="P54"><text:span text:style-name="T17">→</text:span><text:span text:style-name="T68"> Diagnósticos de doenças</text:span></text:p>
      <text:p text:style-name="P54"><text:span text:style-name="T17">→</text:span><text:span text:style-name="T68"> Robótic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6:05:26.460000000</meta:creation-date>
    <meta:generator>LibreOffice/7.3.1.3$Windows_X86_64 LibreOffice_project/a69ca51ded25f3eefd52d7bf9a5fad8c90b87951</meta:generator>
    <dc:date>2022-03-13T10:00:22.406000000</dc:date>
    <meta:editing-duration>PT2H17M32S</meta:editing-duration>
    <meta:editing-cycles>30</meta:editing-cycles>
    <meta:document-statistic meta:table-count="0" meta:image-count="0" meta:object-count="0" meta:page-count="3" meta:paragraph-count="95" meta:word-count="889" meta:character-count="5285" meta:non-whitespace-character-count="4475"/>
  </office:meta>
</office:document-meta>
</file>